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var(--text-family-code)" svg:font-family="var(--text-family-code)" style:font-family-generic="roman" style:font-pitch="variable"/>
    <style:font-face style:name="var(--text-family-default)" svg:font-family="var(--text-family-default)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  <style:font-face style:name="var(--text-family-code)1" svg:font-family="var(--text-family-code)" style:font-family-generic="system" style:font-pitch="variable"/>
    <style:font-face style:name="var(--text-family-default)1" svg:font-family="var(--text-family-default)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e"/>
      <style:paragraph-properties fo:background-color="#fffffe"/>
    </style:style>
    <style:style style:name="P2" style:family="paragraph" style:parent-style-name="Standard">
      <style:text-properties fo:color="#000000" style:font-name="Quattrocento Sans" fo:font-size="13.5pt" fo:font-weight="bold" style:font-name-asian="Quattrocento Sans1" style:font-size-asian="13.5pt" style:font-weight-asian="bold" style:font-name-complex="Quattrocento Sans1" style:font-size-complex="13.5pt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1945in" loext:contextual-spacing="false" fo:line-height="100%" style:page-number="1" fo:background-color="#ffffff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6" style:family="paragraph" style:parent-style-name="Standard">
      <loext:graphic-properties draw:fill="solid" draw:fill-color="#fffffe"/>
      <style:paragraph-properties fo:margin-top="0in" fo:margin-bottom="0in" loext:contextual-spacing="false" fo:line-height="100%" fo:background-color="#fffffe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Quattrocento Sans" fo:font-size="10.5pt" style:font-name-asian="Quattrocento Sans1" style:font-size-asian="10.5pt" style:font-name-complex="Quattrocento Sans1" style:font-size-complex="10.5pt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var(--text-family-code)" fo:font-size="10pt" style:font-name-asian="var(--text-family-code)1" style:font-size-asian="10pt" style:font-name-complex="var(--text-family-code)1" style:font-size-complex="10pt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212121" style:font-name="Quattrocento Sans" fo:font-size="9pt" style:font-name-asian="Quattrocento Sans1" style:font-size-asian="9pt" style:font-name-complex="Quattrocento Sans1" style:font-size-complex="9pt" fo:background-color="#ffffff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ff" style:font-name="Times New Roman" fo:font-size="10.5pt" style:font-name-asian="Times New Roman1" style:font-size-asian="10.5pt" style:font-name-complex="Times New Roman1" style:font-size-complex="10.5pt"/>
    </style:style>
    <style:style style:name="P1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</style:style>
    <style:style style:name="P1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000000" style:font-name="Quattrocento Sans" fo:font-size="13.5pt" fo:font-weight="bold" style:font-name-asian="Quattrocento Sans1" style:font-size-asian="13.5pt" style:font-weight-asian="bold" style:font-name-complex="Quattrocento Sans1" style:font-size-complex="13.5pt"/>
    </style:style>
    <style:style style:name="P1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style:font-name="Quattrocento Sans" fo:font-size="13.5pt" fo:font-weight="bold" style:font-name-asian="Quattrocento Sans1" style:font-size-asian="13.5pt" style:font-weight-asian="bold" style:font-name-complex="Quattrocento Sans1" style:font-size-complex="13.5pt"/>
    </style:style>
    <style:style style:name="T1" style:family="text">
      <style:text-properties fo:color="#000000" style:font-name="Quattrocento Sans" fo:font-size="21pt" fo:font-weight="bold" style:font-name-asian="Quattrocento Sans1" style:font-size-asian="21pt" style:font-weight-asian="bold" style:font-name-complex="Quattrocento Sans1" style:font-size-complex="21pt"/>
    </style:style>
    <style:style style:name="T2" style:family="text">
      <style:text-properties fo:color="#000000" style:font-name="Quattrocento Sans" fo:font-size="10.5pt" style:font-name-asian="Quattrocento Sans1" style:font-size-asian="10.5pt" style:font-name-complex="Quattrocento Sans1" style:font-size-complex="10.5pt"/>
    </style:style>
    <style:style style:name="T3" style:family="text">
      <style:text-properties fo:color="#000000" style:font-name="Quattrocento Sans" fo:font-size="10.5pt" fo:font-weight="bold" style:font-name-asian="Quattrocento Sans1" style:font-size-asian="10.5pt" style:font-weight-asian="bold" style:font-name-complex="Quattrocento Sans1" style:font-size-complex="10.5pt"/>
    </style:style>
    <style:style style:name="T4" style:family="text">
      <style:text-properties fo:color="#000000" style:font-name="Quattrocento Sans" fo:font-size="13.5pt" fo:font-weight="bold" style:font-name-asian="Quattrocento Sans1" style:font-size-asian="13.5pt" style:font-weight-asian="bold" style:font-name-complex="Quattrocento Sans1" style:font-size-complex="13.5pt"/>
    </style:style>
    <style:style style:name="T5" style:family="text">
      <style:text-properties fo:color="#000000" style:font-name="Courier New" fo:font-size="9pt" style:font-name-asian="Courier New1" style:font-size-asian="9pt" style:font-name-complex="Courier New1" style:font-size-complex="9pt"/>
    </style:style>
    <style:style style:name="T6" style:family="text">
      <style:text-properties fo:color="#000000" style:font-name="var(--text-family-code)" fo:font-size="10pt" style:font-name-asian="var(--text-family-code)1" style:font-size-asian="10pt" style:font-name-complex="var(--text-family-code)1" style:font-size-complex="10pt"/>
    </style:style>
    <style:style style:name="T7" style:family="text">
      <style:text-properties fo:font-variant="small-caps" fo:color="#000000" style:font-name="Quattrocento Sans" fo:font-size="13.5pt" fo:font-weight="bold" style:font-name-asian="Quattrocento Sans1" style:font-size-asian="13.5pt" style:font-weight-asian="bold" style:font-name-complex="Quattrocento Sans1" style:font-size-complex="13.5pt"/>
    </style:style>
    <style:style style:name="T8" style:family="text">
      <style:text-properties fo:color="#0000ff" style:font-name="var(--text-family-default)" fo:font-size="10.5pt" style:font-name-asian="var(--text-family-default)1" style:font-size-asian="10.5pt" style:font-name-complex="var(--text-family-default)1" style:font-size-complex="10.5pt"/>
    </style:style>
    <style:style style:name="T9" style:family="text">
      <style:text-properties style:font-name="var(--text-family-default)" fo:font-size="12pt" style:font-name-asian="var(--text-family-default)1" style:font-size-asian="12pt" style:font-name-complex="var(--text-family-default)1" style:font-size-complex="12pt"/>
    </style:style>
    <style:style style:name="T10" style:family="text">
      <style:text-properties style:font-name="Quattrocento Sans" fo:font-size="9pt" style:font-name-asian="Quattrocento Sans1" style:font-size-asian="9pt" style:font-name-complex="Quattrocento Sans1" style:font-size-complex="9pt" fo:background-color="#ffffff"/>
    </style:style>
    <style:style style:name="T11" style:family="text">
      <style:text-properties fo:color="#212121" style:font-name="Quattrocento Sans" fo:font-size="9pt" style:font-name-asian="Quattrocento Sans1" style:font-size-asian="9pt" style:font-name-complex="Quattrocento Sans1" style:font-size-complex="9pt" fo:background-color="#ffffff"/>
    </style:style>
    <style:style style:name="T12" style:family="text">
      <style:text-properties fo:color="#a31515" style:font-name="Courier New" fo:font-size="9pt" style:font-name-asian="Courier New1" style:font-size-asian="9pt" style:font-name-complex="Courier New1" style:font-size-complex="9pt"/>
    </style:style>
    <style:style style:name="T13" style:family="text">
      <style:text-properties fo:color="#098658" style:font-name="Courier New" fo:font-size="9pt" style:font-name-asian="Courier New1" style:font-size-asian="9pt" style:font-name-complex="Courier New1" style:font-size-complex="9pt"/>
    </style:style>
    <style:style style:name="T14" style:family="text">
      <style:text-properties fo:color="#0451a5" style:font-name="Courier New" fo:font-size="9pt" style:font-name-asian="Courier New1" style:font-size-asian="9pt" style:font-name-complex="Courier New1" style:font-size-complex="9pt"/>
    </style:style>
    <style:style style:name="T15" style:family="text">
      <style:text-properties fo:color="#0451a5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16" style:family="text">
      <style:text-properties fo:color="#ff6c37" style:font-name="Quattrocento Sans" fo:font-size="9pt" style:font-name-asian="Quattrocento Sans1" style:font-size-asian="9pt" style:font-name-complex="Quattrocento Sans1" style:font-size-complex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tudent Details</text:span></text:p>
      <text:p text:style-name="P5"><text:span text:style-name="T2">Make things easier for your teammates with a complete collection description.</text:span></text:p>
      <text:p text:style-name="P5"><text:span text:style-name="T3">Base_Url</text:span><text:span text:style-name="T2">: https://thetestingworldapi.com</text:span></text:p>
      <text:p text:style-name="P13"><text:span text:style-name="T4">Get Student</text:span></text:p>
      <text:p text:style-name="P13"><text:span text:style-name="T7">GET</text:span></text:p>
      <text:p text:style-name="P4"><text:span text:style-name="T8">Request  </text:span></text:p>
      <text:p text:style-name="P8"/>
      <text:p text:style-name="P5"><text:span text:style-name="T10">{{baseUrl}}</text:span><text:span text:style-name="T11">/api/studentsDetails</text:span></text:p>
      <text:p text:style-name="P11"/>
      <text:p text:style-name="P1"><text:span text:style-name="T11">Response: </text:span><text:span text:style-name="T5">[</text:span></text:p>
      <text:p text:style-name="P6"><text:span text:style-name="T5">    {</text:span></text:p>
      <text:p text:style-name="P6"><text:span text:style-name="T5">        </text:span><text:span text:style-name="T12">"id"</text:span><text:span text:style-name="T5">: </text:span><text:span text:style-name="T13">526717</text:span><text:span text:style-name="T5">,</text:span></text:p>
      <text:p text:style-name="P6"><text:span text:style-name="T5">        </text:span><text:span text:style-name="T12">"first_name"</text:span><text:span text:style-name="T5">: </text:span><text:span text:style-name="T14">"Anna"</text:span><text:span text:style-name="T5">,</text:span></text:p>
      <text:p text:style-name="P6"><text:span text:style-name="T5">        </text:span><text:span text:style-name="T12">"middle_name"</text:span><text:span text:style-name="T5">: </text:span><text:span text:style-name="T14">"Banana last_name=Uzumaki"</text:span><text:span text:style-name="T5">,</text:span></text:p>
      <text:p text:style-name="P6"><text:span text:style-name="T5">        </text:span><text:span text:style-name="T12">"last_name"</text:span><text:span text:style-name="T5">: </text:span><text:span text:style-name="T15">null</text:span><text:span text:style-name="T5">,</text:span></text:p>
      <text:p text:style-name="P6"><text:span text:style-name="T5">        </text:span><text:span text:style-name="T12">"date_of_birth"</text:span><text:span text:style-name="T5">: </text:span><text:span text:style-name="T14">"12/23/1990"</text:span></text:p>
      <text:p text:style-name="P6"><text:span text:style-name="T5">    },</text:span></text:p>
      <text:p text:style-name="P6"><text:span text:style-name="T5">    {</text:span></text:p>
      <text:p text:style-name="P6"><text:span text:style-name="T5">        </text:span><text:span text:style-name="T12">"id"</text:span><text:span text:style-name="T5">: </text:span><text:span text:style-name="T13">526716</text:span><text:span text:style-name="T5">,</text:span></text:p>
      <text:p text:style-name="P6"><text:span text:style-name="T5">        </text:span><text:span text:style-name="T12">"first_name"</text:span><text:span text:style-name="T5">: </text:span><text:span text:style-name="T14">"sample "</text:span><text:span text:style-name="T5">,</text:span></text:p>
      <text:p text:style-name="P6"><text:soft-page-break/><text:span text:style-name="T5">        </text:span><text:span text:style-name="T12">"middle_name"</text:span><text:span text:style-name="T5">: </text:span><text:span text:style-name="T14">"sample "</text:span><text:span text:style-name="T5">,</text:span></text:p>
      <text:p text:style-name="P6"><text:span text:style-name="T5">        </text:span><text:span text:style-name="T12">"last_name"</text:span><text:span text:style-name="T5">: </text:span><text:span text:style-name="T14">"sample "</text:span><text:span text:style-name="T5">,</text:span></text:p>
      <text:p text:style-name="P6"><text:span text:style-name="T5">        </text:span><text:span text:style-name="T12">"date_of_birth"</text:span><text:span text:style-name="T5">: </text:span><text:span text:style-name="T14">"sample "</text:span></text:p>
      <text:p text:style-name="P6"><text:span text:style-name="T5">    },</text:span></text:p>
      <text:p text:style-name="P6"><text:span text:style-name="T5">    {</text:span></text:p>
      <text:p text:style-name="P6"><text:span text:style-name="T5">        </text:span><text:span text:style-name="T12">"id"</text:span><text:span text:style-name="T5">: </text:span><text:span text:style-name="T13">526715</text:span><text:span text:style-name="T5">,</text:span></text:p>
      <text:p text:style-name="P6"><text:span text:style-name="T5">        </text:span><text:span text:style-name="T12">"first_name"</text:span><text:span text:style-name="T5">: </text:span><text:span text:style-name="T14">"Anna"</text:span><text:span text:style-name="T5">,</text:span></text:p>
      <text:p text:style-name="P6"><text:span text:style-name="T5">        </text:span><text:span text:style-name="T12">"middle_name"</text:span><text:span text:style-name="T5">: </text:span><text:span text:style-name="T14">"Banana last_name=Uzumaki"</text:span><text:span text:style-name="T5">,</text:span></text:p>
      <text:p text:style-name="P6"><text:span text:style-name="T5">        </text:span><text:span text:style-name="T12">"last_name"</text:span><text:span text:style-name="T5">: </text:span><text:span text:style-name="T15">null</text:span><text:span text:style-name="T5">,</text:span></text:p>
      <text:p text:style-name="P6"><text:span text:style-name="T5">        </text:span><text:span text:style-name="T12">"date_of_birth"</text:span><text:span text:style-name="T5">: </text:span><text:span text:style-name="T14">"12/23/1990"</text:span></text:p>
      <text:p text:style-name="P6"><text:span text:style-name="T5">    }</text:span></text:p>
      <text:p text:style-name="P6"><text:span text:style-name="T5">]</text:span></text:p>
      <text:p text:style-name="P8"/>
      <text:p text:style-name="P14"/>
      <text:p text:style-name="P14"/>
      <text:p text:style-name="P15"/>
      <text:p text:style-name="P15"/>
      <text:p text:style-name="P15"/>
      <text:p text:style-name="P13"><text:span text:style-name="T4">Create Student</text:span></text:p>
      <text:p text:style-name="P13"><text:span text:style-name="T7">POST</text:span></text:p>
      <text:p text:style-name="P12"/>
      <text:p text:style-name="P4"><text:soft-page-break/><text:span text:style-name="T8">Open Request  </text:span></text:p>
      <text:p text:style-name="P8"/>
      <text:p text:style-name="P5"><text:span text:style-name="T2">{{baseUrl}}/api/studentsDetails</text:span></text:p>
      <text:p text:style-name="P8"/>
      <text:p text:style-name="P5"><text:span text:style-name="T2">Body</text:span></text:p>
      <text:p text:style-name="P7"><text:span text:style-name="T6">{</text:span></text:p>
      <text:p text:style-name="P7"><text:span text:style-name="T6"><text:s text:c="2"/>"first_name": "sample string 2",</text:span></text:p>
      <text:p text:style-name="P7"><text:span text:style-name="T6"><text:s text:c="2"/>"middle_name": "sample string 3",</text:span></text:p>
      <text:p text:style-name="P7"><text:span text:style-name="T6"><text:s text:c="2"/>"last_name": "sample string 4",</text:span></text:p>
      <text:p text:style-name="P7"><text:span text:style-name="T6"><text:s text:c="2"/>"date_of_birth": "sample string 5"</text:span></text:p>
      <text:p text:style-name="P7"><text:span text:style-name="T6">}</text:span></text:p>
      <text:p text:style-name="P9"/>
      <text:p text:style-name="P1"><text:span text:style-name="T6">Response: </text:span><text:span text:style-name="T5">{</text:span></text:p>
      <text:p text:style-name="P6"><text:span text:style-name="T5">    </text:span><text:span text:style-name="T12">"id"</text:span><text:span text:style-name="T5">: </text:span><text:span text:style-name="T13">526718</text:span><text:span text:style-name="T5">,</text:span></text:p>
      <text:p text:style-name="P6"><text:span text:style-name="T5">    </text:span><text:span text:style-name="T12">"first_name"</text:span><text:span text:style-name="T5">: </text:span><text:span text:style-name="T14">"sample string 2"</text:span><text:span text:style-name="T5">,</text:span></text:p>
      <text:p text:style-name="P6"><text:span text:style-name="T5">    </text:span><text:span text:style-name="T12">"middle_name"</text:span><text:span text:style-name="T5">: </text:span><text:span text:style-name="T14">"sample string 3"</text:span><text:span text:style-name="T5">,</text:span></text:p>
      <text:p text:style-name="P6"><text:span text:style-name="T5">    </text:span><text:span text:style-name="T12">"last_name"</text:span><text:span text:style-name="T5">: </text:span><text:span text:style-name="T14">"sample string 4"</text:span><text:span text:style-name="T5">,</text:span></text:p>
      <text:p text:style-name="P6"><text:span text:style-name="T5">    </text:span><text:span text:style-name="T12">"date_of_birth"</text:span><text:span text:style-name="T5">: </text:span><text:span text:style-name="T14">"sample string 5"</text:span></text:p>
      <text:p text:style-name="P6"><text:span text:style-name="T5">}</text:span></text:p>
      <text:p text:style-name="P10"/>
      <text:p text:style-name="P13"><text:span text:style-name="T4">Update Student</text:span></text:p>
      <text:p text:style-name="P13"><text:soft-page-break/><text:span text:style-name="T7">PUT</text:span></text:p>
      <text:p text:style-name="P4"><text:span text:style-name="T8">Request  </text:span></text:p>
      <text:p text:style-name="P8"/>
      <text:p text:style-name="P5"><text:span text:style-name="T2">{{baseUrl}}/api/studentsDetails/{{id}}</text:span></text:p>
      <text:p text:style-name="P8"/>
      <text:p text:style-name="P5"><text:span text:style-name="T2">Body</text:span></text:p>
      <text:p text:style-name="P7"><text:span text:style-name="T6">{</text:span></text:p>
      <text:p text:style-name="P7"><text:span text:style-name="T6"><text:s text:c="4"/>"id":{{id}},</text:span></text:p>
      <text:p text:style-name="P7"><text:span text:style-name="T6"><text:s text:c="2"/>"first_name": "sample ",</text:span></text:p>
      <text:p text:style-name="P7"><text:span text:style-name="T6"><text:s text:c="2"/>"middle_name": "sample ",</text:span></text:p>
      <text:p text:style-name="P7"><text:span text:style-name="T6"><text:s text:c="2"/>"last_name": "sample ",</text:span></text:p>
      <text:p text:style-name="P7"><text:span text:style-name="T6"><text:s text:c="2"/>"date_of_birth": "sample "</text:span></text:p>
      <text:p text:style-name="P7"><text:span text:style-name="T6">}</text:span></text:p>
      <text:p text:style-name="P9"/>
      <text:p text:style-name="P1"><text:span text:style-name="T6">Response: </text:span><text:span text:style-name="T5">{</text:span></text:p>
      <text:p text:style-name="P6"><text:span text:style-name="T5">    </text:span><text:span text:style-name="T12">"status"</text:span><text:span text:style-name="T5">: </text:span><text:span text:style-name="T14">"true"</text:span><text:span text:style-name="T5">,</text:span></text:p>
      <text:p text:style-name="P6"><text:span text:style-name="T5">    </text:span><text:span text:style-name="T12">"msg"</text:span><text:span text:style-name="T5">: </text:span><text:span text:style-name="T14">"update  data success"</text:span></text:p>
      <text:p text:style-name="P6"><text:span text:style-name="T5">}</text:span></text:p>
      <text:p text:style-name="P13"><text:span text:style-name="T4">Get Specific Student</text:span></text:p>
      <text:p text:style-name="P13"><text:span text:style-name="T7">GET</text:span></text:p>
      <text:p text:style-name="P4"><text:span text:style-name="T8">Open Request  </text:span></text:p>
      <text:p text:style-name="P8"><text:soft-page-break/></text:p>
      <text:p text:style-name="P5"><text:span text:style-name="T2">https://thetestingworldapi.com/api/studentsDetails/</text:span><text:span text:style-name="T16">{{id}}</text:span></text:p>
      <text:p text:style-name="P8"/>
      <text:p text:style-name="P1"><text:span text:style-name="T2">Response : </text:span><text:span text:style-name="T5">{</text:span></text:p>
      <text:p text:style-name="P6"><text:span text:style-name="T5">    </text:span><text:span text:style-name="T12">"status"</text:span><text:span text:style-name="T5">: </text:span><text:span text:style-name="T14">"true"</text:span><text:span text:style-name="T5">,</text:span></text:p>
      <text:p text:style-name="P6"><text:span text:style-name="T5">    </text:span><text:span text:style-name="T12">"data"</text:span><text:span text:style-name="T5">: {</text:span></text:p>
      <text:p text:style-name="P6"><text:span text:style-name="T5">        </text:span><text:span text:style-name="T12">"id"</text:span><text:span text:style-name="T5">: </text:span><text:span text:style-name="T13">526716</text:span><text:span text:style-name="T5">,</text:span></text:p>
      <text:p text:style-name="P6"><text:span text:style-name="T5">        </text:span><text:span text:style-name="T12">"first_name"</text:span><text:span text:style-name="T5">: </text:span><text:span text:style-name="T14">"sample "</text:span><text:span text:style-name="T5">,</text:span></text:p>
      <text:p text:style-name="P6"><text:span text:style-name="T5">        </text:span><text:span text:style-name="T12">"middle_name"</text:span><text:span text:style-name="T5">: </text:span><text:span text:style-name="T14">"sample "</text:span><text:span text:style-name="T5">,</text:span></text:p>
      <text:p text:style-name="P6"><text:span text:style-name="T5">        </text:span><text:span text:style-name="T12">"last_name"</text:span><text:span text:style-name="T5">: </text:span><text:span text:style-name="T14">"sample "</text:span><text:span text:style-name="T5">,</text:span></text:p>
      <text:p text:style-name="P6"><text:span text:style-name="T5">        </text:span><text:span text:style-name="T12">"date_of_birth"</text:span><text:span text:style-name="T5">: </text:span><text:span text:style-name="T14">"sample "</text:span></text:p>
      <text:p text:style-name="P6"><text:span text:style-name="T5">    }</text:span></text:p>
      <text:p text:style-name="P6"><text:span text:style-name="T5">}</text:span></text:p>
      <text:p text:style-name="P8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var(--text-family-code)" svg:font-family="var(--text-family-code)" style:font-family-generic="roman" style:font-pitch="variable"/>
    <style:font-face style:name="var(--text-family-default)" svg:font-family="var(--text-family-default)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  <style:font-face style:name="var(--text-family-code)1" svg:font-family="var(--text-family-code)" style:font-family-generic="system" style:font-pitch="variable"/>
    <style:font-face style:name="var(--text-family-default)1" svg:font-family="var(--text-family-default)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TML_20_Preformatted" style:display-name="HTML Preformatted" style:family="paragraph" style:parent-style-name="normal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sonormal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request-metho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tk1" style:family="text" style:parent-style-name="Default_20_Paragraph_20_Font"/>
    <style:style style:name="mtk32" style:family="text" style:parent-style-name="Default_20_Paragraph_20_Font"/>
    <style:style style:name="mtk8" style:family="text" style:parent-style-name="Default_20_Paragraph_20_Font"/>
    <style:style style:name="mtk6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resolvedvariabl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06:48:00</meta:creation-date>
    <meta:initial-creator>Md.Ebrahim Hossain</meta:initial-creator>
    <meta:document-statistic meta:table-count="0" meta:image-count="0" meta:object-count="0" meta:page-count="5" meta:paragraph-count="78" meta:word-count="171" meta:character-count="1644" meta:non-whitespace-character-count="1298"/>
    <meta:generator>LibreOfficeDev/6.0.5.2$Linux_X86_64 LibreOffice_project/</meta:generator>
  </office:meta>
</office:document-meta>
</file>